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2.363cm"/>
    </style:style>
    <style:style style:name="pr5" style:family="presentation" style:parent-style-name="Default-outline1">
      <style:graphic-properties fo:min-height="11.929cm"/>
    </style:style>
    <style:style style:name="pr6" style:family="presentation" style:parent-style-name="Default-title">
      <style:graphic-properties fo:min-height="1.763cm"/>
    </style:style>
    <style:style style:name="P1" style:family="paragraph">
      <loext:graphic-properties draw:fill-color="#ffffff"/>
      <style:text-properties fo:font-size="15pt" style:font-size-asian="32pt" style:font-size-complex="32pt"/>
    </style:style>
    <style:style style:name="P2" style:family="paragraph">
      <loext:graphic-properties draw:fill-color="#ffffff"/>
    </style:style>
    <style:style style:name="P3" style:family="paragraph">
      <style:text-properties fo:font-size="32pt"/>
    </style:style>
    <style:style style:name="P4" style:family="paragraph">
      <style:paragraph-properties fo:margin-top="0.5cm" fo:margin-bottom="0cm"/>
    </style:style>
    <style:style style:name="P5" style:family="paragraph">
      <loext:graphic-properties draw:fill-color="#ffffff"/>
      <style:text-properties fo:font-size="20pt"/>
    </style:style>
    <style:style style:name="T1" style:family="text">
      <style:text-properties fo:font-size="15pt" style:font-size-asian="32pt" style:font-size-complex="32pt"/>
    </style:style>
    <style:style style:name="T2" style:family="text">
      <style:text-properties fo:font-size="32pt"/>
    </style:style>
    <style:style style:name="T3" style:family="text">
      <style:text-properties style:font-name="DejaVu Serif1" fo:font-size="24pt" fo:font-weight="bold" style:letter-kerning="true" style:font-name-asian="Noto Sans CJK SC Regular" style:font-size-asian="32pt" style:font-weight-asian="bold" style:font-name-complex="FreeSans" style:font-size-complex="32pt" style:font-weight-complex="600"/>
    </style:style>
    <style:style style:name="T4" style:family="text">
      <style:text-properties style:font-name="DejaVu Serif1" fo:font-size="20pt" style:letter-kerning="true" style:font-name-asian="Noto Sans CJK SC Regular" style:font-size-asian="32pt" style:font-name-complex="FreeSans" style:font-size-complex="32pt"/>
    </style:style>
    <style:style style:name="T5" style:family="text">
      <style:text-properties style:font-name="DejaVu Serif1" fo:font-size="20pt"/>
    </style:style>
    <style:style style:name="T6" style:family="text">
      <style:text-properties style:font-name="DejaVu Serif1" fo:font-size="20pt" fo:font-weight="normal" style:font-weight-asian="normal" style:font-weight-complex="normal"/>
    </style:style>
    <style:style style:name="T7" style:family="text">
      <style:text-properties style:font-name="DejaVu Serif1" fo:font-size="24pt" fo:font-weight="bold" style:font-weight-asian="bold" style:font-weight-complex="600"/>
    </style:style>
    <style:style style:name="T8" style:family="text">
      <style:text-properties style:font-name="DejaVu Serif1" fo:font-size="24pt" fo:font-weight="normal" style:font-weight-asian="normal" style:font-weight-complex="normal"/>
    </style:style>
    <style:style style:name="T9" style:family="text">
      <style:text-properties style:font-name="DejaVu Serif1" fo:font-size="24pt" fo:font-weight="normal" style:letter-kerning="true" style:font-name-asian="Noto Sans CJK SC Regular" style:font-size-asian="32pt" style:font-weight-asian="normal" style:font-name-complex="FreeSans"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001cm" svg:y="6.4cm" presentation:class="title" presentation:user-transformed="true">
          <draw:text-box>
            <text:p>Design Patterns</text:p>
          </draw:text-box>
        </draw:frame>
        <draw:frame presentation:style-name="pr2" draw:text-style-name="P1" draw:layer="layout" svg:width="25.199cm" svg:height="1.2cm" svg:x="1.4cm" svg:y="9.8cm" presentation:class="subtitle" presentation:user-transformed="true">
          <draw:text-box>
            <text:p><text:span text:style-name="T1">By Vilas Ninawe</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Types of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1. Creational Patterns</text:span></text:p>
                <text:p text:style-name="P4"><text:span text:style-name="T4">These design patterns provide a way to create objects while hiding the creation logic, rather than instantiating objects directly using new operator. This gives program more flexibility in deciding which objects need to be created for a given use case.</text:span></text:p>
                <text:p text:style-name="P4"><text:span text:style-name="T4"/></text:p>
                <text:p text:style-name="P4"><text:span text:style-name="T3">2. Structural Patterns</text:span></text:p>
                <text:p text:style-name="P4"><text:span text:style-name="T4">These design patterns concern class and object composition. Concept of inheritance is used to compose interfaces and define ways to compose objects to obtain new functionalities.</text:span></text:p>
                <text:p text:style-name="P4"><text:span text:style-name="T4"/></text:p>
                <text:p text:style-name="P4"><text:span text:style-name="T3">3. Behavioral Patterns</text:span></text:p>
                <text:p text:style-name="P4"><text:span text:style-name="T4">These design patterns are specifically concerned with communication between objects.</text:span></text:p>
                <text:p text:style-name="P4"><text:span text:style-name="T4"/></text:p>
                <text:p text:style-name="P4"><text:span text:style-name="T3">4. J2EE Patterns</text:span></text:p>
                <text:p><text:span text:style-name="T5">These design patterns are specifically concerned with the presentation tier. These patterns are identified by Sun Java Center.</text:span></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Creation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1. Factory Pattern</text:span></text:p>
                <text:p><text:span text:style-name="T5">In Factory pattern, we create object without exposing the creation logic to the client and refer to newly created object using a common interface.</text:span></text:p>
                <text:p><text:span text:style-name="T5"/></text:p>
                <text:p><text:span text:style-name="T5">Example:</text:span></text:p>
                <text:p><text:span text:style-name="T5">ShapeFactory shapeFactory = new ShapeFactory();</text:span></text:p>
                <text:p><text:span text:style-name="T5">Shape shape = shapeFactory.getShape("RECTANGLE");</text:span></text:p>
                <text:p><text:span text:style-name="T5">shape.draw();</text:span></text:p>
                <text:p><text:span text:style-name="T5"/></text:p>
                <text:p text:style-name="P4"><text:span text:style-name="T3">2. Abstract Factory Pattern</text:span></text:p>
                <text:p><text:span text:style-name="T6">In Abstract Factory pattern an interface is responsible for creating a factory of related objects without explicitly specifying their classes. Each generated factory can give the objects as per the Factory pattern.</text:span></text:p>
                <text:p><text:span text:style-name="T6"/></text:p>
                <text:p><text:span text:style-name="T6">Example:</text:span></text:p>
                <text:p><text:span text:style-name="T6">AbstractFactory shapeFactory = FactoryProducer.getFactory(“Rounded”);</text:span></text:p>
                <text:p><text:span text:style-name="T6">Shape shape = shapeFactory.getShape("RECTANGLE");</text:span></text:p>
                <text:p><text:span text:style-name="T6">shape.draw()</text:span></text:p>
              </text:list-header>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Creation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3. Singleton Pattern</text:span></text:p>
                <text:p><text:span text:style-name="T5">This pattern involves a single class which is responsible to create an object while making sure that only single object gets created.</text:span></text:p>
                <text:p><text:span text:style-name="T5"/></text:p>
                <text:p><text:span text:style-name="T5">Example:</text:span></text:p>
                <text:p><text:span text:style-name="T5">SingleObject object = SingleObject.getInstance();</text:span></text:p>
                <text:p><text:span text:style-name="T5">object.showMessage();</text:span></text:p>
                <text:p><text:span text:style-name="T5"/></text:p>
                <text:p text:style-name="P4"><text:span text:style-name="T3">4. Builder Pattern</text:span></text:p>
                <text:p><text:span text:style-name="T6">A Builder class builds the final object step by step.</text:span></text:p>
                <text:p><text:span text:style-name="T6"/></text:p>
                <text:p><text:span text:style-name="T6">Example:</text:span></text:p>
                <text:p><text:span text:style-name="T6">MealBuilder mealBuilder = new MealBuilder();</text:span></text:p>
                <text:p><text:span text:style-name="T6">Meal vegMeal = mealBuilder.prepareVegMeal();</text:span></text:p>
                <text:p><text:span text:style-name="T6">vegMeal.showItems();</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Creation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5. Prototype Pattern</text:span></text:p>
                <text:p><text:span text:style-name="T5">This pattern involves implementing a prototype interface which tells to create a clone of the current object. This pattern is used when creation of object directly is costly.</text:span></text:p>
                <text:p><text:span text:style-name="T5"/></text:p>
                <text:p><text:span text:style-name="T5">Example:</text:span></text:p>
                <text:p><text:span text:style-name="T5">EmployeeRecord emp1=new EmployeeRecord(id, name, salary);</text:span></text:p>
                <text:p><text:span text:style-name="T5">emp1.showRecord(); <text:s/></text:span></text:p>
                <text:p><text:span text:style-name="T5">EmployeeRecord emp2=(EmployeeRecord) emp1.getClone(); <text:s/></text:span></text:p>
                <text:p><text:span text:style-name="T5">emp2.showRecord(); <text:s/></text:span></text:p>
                <text:p><text:span text:style-name="T5"/></text:p>
                <text:p><text:span text:style-name="T5">Example:</text:span></text:p>
                <text:p><text:span text:style-name="T5">ShapeCache.loadCache();</text:span></text:p>
                <text:p><text:span text:style-name="T5">Shape clonedShape = (Shape) ShapeCache.getShape("CIRCLE");</text:span></text:p>
                <text:p><text:span text:style-name="T5"/></text:p>
                <text:p text:style-name="P4"><text:span text:style-name="T3"/></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Structu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1. Adapter</text:span></text:p>
                <text:p><text:span text:style-name="T6">Adapter pattern works as a bridge between two incompatible interfaces. </text:span></text:p>
                <text:p><text:span text:style-name="T6"/></text:p>
                <text:p><text:span text:style-name="T6">Example:</text:span></text:p>
                <text:p><text:span text:style-name="T6">AudioPlayer audioPlayer = new AudioPlayer();</text:span></text:p>
                <text:p><text:span text:style-name="T6">audioPlayer.play("mp3", "beyond the horizon.mp3");</text:span></text:p>
                <text:p><text:span text:style-name="T6">audioPlayer.play("mp4", "alone.mp4");</text:span></text:p>
                <text:p text:style-name="P4"><text:span text:style-name="T3"/></text:p>
                <text:p text:style-name="P4"><text:span text:style-name="T3">2. Bridge</text:span></text:p>
                <text:p><text:span text:style-name="T5">This pattern involves an interface which acts as a bridge which makes the functionality of concrete classes independent from interface implementer classes. Both types of classes can be altered structurally without affecting each other.</text:span></text:p>
                <text:p><text:span text:style-name="T5"/></text:p>
                <text:p><text:span text:style-name="T5">Example:</text:span></text:p>
                <text:p><text:span text:style-name="T5">Shape redCircle = new Circle(100,100, 10, new RedCircle());</text:span></text:p>
                <text:p><text:span text:style-name="T5">Shape greenCircle = new Circle(100,100, 10, new GreenCircle());</text:span></text:p>
                <text:p><text:span text:style-name="T5">redCircle.draw();</text:span></text:p>
                <text:p><text:span text:style-name="T5">greenCircle.draw();</text:span></text:p>
                <text:p><text:span text:style-name="T5"/></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text-style-name="P3" draw:layer="layout" svg:width="25.199cm" svg:height="1.763cm" svg:x="1.4cm" svg:y="0.637cm" presentation:class="title" presentation:user-transformed="true">
          <draw:text-box>
            <text:p><text:span text:style-name="T2">Structural Design Patterns</text:span></text:p>
          </draw:text-box>
        </draw:frame>
        <draw:frame presentation:style-name="pr5" draw:layer="layout" svg:width="25.199cm" svg:height="17.1cm" svg:x="1.4cm" svg:y="3cm" presentation:class="outline" presentation:user-transformed="true">
          <draw:text-box>
            <text:list text:style-name="L2">
              <text:list-header>
                <text:p text:style-name="P4"><text:span text:style-name="T3">3. Filter/Criteria pattern</text:span></text:p>
                <text:p><text:span text:style-name="T6">Filter pattern or Criteria pattern is a design pattern that enables developers to filter a set of objects using different criteria and chaining them in a decoupled way through logical operations. </text:span></text:p>
                <text:p><text:span text:style-name="T6"/></text:p>
                <text:p><text:span text:style-name="T6">Example:</text:span></text:p>
                <text:p><text:span text:style-name="T6">List&lt;Person&gt; persons = new ArrayList&lt;Person&gt;();</text:span></text:p>
                <text:p><text:span text:style-name="T6">persons.add(new Person("Robert","Male", "Single"));</text:span></text:p>
                <text:p><text:span text:style-name="T6">persons.add(new Person("John", "Male", "Married"));</text:span></text:p>
                <text:p><text:span text:style-name="T6">persons.add(new Person("Laura", "Female", "Married"));</text:span></text:p>
                <text:p><text:span text:style-name="T6">persons.add(new Person("Diana", "Female", "Single"));</text:span></text:p>
                <text:p><text:span text:style-name="T6">persons.add(new Person("Mike", "Male", "Single"));</text:span></text:p>
                <text:p><text:span text:style-name="T6">persons.add(new Person("Bobby", "Male", "Single"));</text:span></text:p>
                <text:p><text:span text:style-name="T6"/></text:p>
                <text:p><text:span text:style-name="T6">Criteria male = new CriteriaMale();</text:span></text:p>
                <text:p><text:span text:style-name="T6">Criteria female = new CriteriaFemale();</text:span></text:p>
                <text:p><text:span text:style-name="T6">Criteria single = new CriteriaSingle();</text:span></text:p>
                <text:p><text:span text:style-name="T6">Criteria singleMale = new AndCriteria(single, male);</text:span></text:p>
                <text:p><text:span text:style-name="T6">Criteria singleOrFemale = new OrCriteria(single, female);</text:span></text:p>
                <text:p><text:span text:style-name="T6"/></text:p>
                <text:p><text:span text:style-name="T6">System.out.println("Males: ");</text:span></text:p>
                <text:p><text:span text:style-name="T6">printPersons(male.meetCriteria(persons));</text:span></text:p>
                <text:p><text:span text:style-name="T6">System.out.println("\nFemales: ");</text:span></text:p>
                <text:p><text:span text:style-name="T6">printPersons(female.meetCriteria(persons));</text:span></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Structu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4. Composite pattern</text:span></text:p>
                <text:p><text:span text:style-name="T5">This pattern creates a class that contains group of its own objects. This class provides ways to modify its group of same objects.</text:span></text:p>
                <text:p><text:span text:style-name="T5"/></text:p>
                <text:p><text:span text:style-name="T5">Example:</text:span></text:p>
                <text:p><text:span text:style-name="T5">Employee CEO = new Employee("John","CEO", 30000);</text:span></text:p>
                <text:p><text:span text:style-name="T5">Employee headSales = new Employee("Robert","Head Sales", 20000);</text:span></text:p>
                <text:p><text:span text:style-name="T5"/></text:p>
                <text:p><text:span text:style-name="T5">Employee headMarketing = new Employee("Michel","Head Marketing", 20000);</text:span></text:p>
                <text:p><text:span text:style-name="T5"/></text:p>
                <text:p><text:span text:style-name="T5">Employee clerk1 = new Employee("Laura","Marketing", 10000);</text:span></text:p>
                <text:p><text:span text:style-name="T5">Employee clerk2 = new Employee("Bob","Marketing", 10000);</text:span></text:p>
                <text:p><text:span text:style-name="T5"/></text:p>
                <text:p><text:span text:style-name="T5">Employee salesExecutive1 = new Employee("Richard","Sales", 10000);</text:span></text:p>
                <text:p><text:span text:style-name="T5">Employee salesExecutive2 = new Employee("Rob","Sales", 10000);</text:span></text:p>
                <text:p><text:span text:style-name="T5"/></text:p>
                <text:p><text:span text:style-name="T5">CEO.add(headSales);</text:span></text:p>
                <text:p><text:span text:style-name="T5">CEO.add(headMarketing);</text:span></text:p>
                <text:p><text:span text:style-name="T5"/></text:p>
                <text:p><text:span text:style-name="T5">headSales.add(salesExecutive1);</text:span></text:p>
                <text:p><text:span text:style-name="T5">headSales.add(salesExecutive2);</text:span></text:p>
                <text:p><text:span text:style-name="T5"/></text:p>
                <text:p><text:span text:style-name="T5">headMarketing.add(clerk1);</text:span></text:p>
                <text:p><text:span text:style-name="T5">headMarketing.add(clerk2); <text:s text:c="3"/></text:span></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Structu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5. Decorator pattern </text:span></text:p>
                <text:p><text:span text:style-name="T5">This pattern creates a decorator class which wraps the original class and provides additional functionality keeping class methods signature intact.</text:span></text:p>
                <text:p><text:span text:style-name="T5"/></text:p>
                <text:p><text:span text:style-name="T5">Example:</text:span></text:p>
                <text:p><text:span text:style-name="T5">Shape circle = new Circle();</text:span></text:p>
                <text:p><text:span text:style-name="T5">Shape redCircle = new RedShapeDecorator(new Circle());</text:span></text:p>
                <text:p><text:span text:style-name="T5">Shape redRectangle = new RedShapeDecorator(new Rectangle());</text:span></text:p>
                <text:p><text:span text:style-name="T5"/></text:p>
                <text:p><text:span text:style-name="T5">System.out.println("Circle with normal border");</text:span></text:p>
                <text:p><text:span text:style-name="T5">circle.draw();</text:span></text:p>
                <text:p><text:span text:style-name="T5"/></text:p>
                <text:p><text:span text:style-name="T5">System.out.println("\nCircle of red border");</text:span></text:p>
                <text:p><text:span text:style-name="T5">redCircle.draw();</text:span></text:p>
                <text:p><text:span text:style-name="T5"/></text:p>
                <text:p><text:span text:style-name="T5">System.out.println("\nRectangle of red border");</text:span></text:p>
                <text:p><text:span text:style-name="T5">redRectangle.draw();</text:span></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Structu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6. Facade Pattern</text:span></text:p>
                <text:p><text:span text:style-name="T5">Facade pattern hides the complexities of the system and provides an interface to the client using which the client can access the system.</text:span></text:p>
                <text:p><text:span text:style-name="T5"/></text:p>
                <text:p><text:span text:style-name="T5">Example:</text:span></text:p>
                <text:p><text:span text:style-name="T5">ShapeMaker shapeMaker = new ShapeMaker();</text:span></text:p>
                <text:p><text:span text:style-name="T5">shapeMaker.drawCircle();</text:span></text:p>
                <text:p><text:span text:style-name="T5">shapeMaker.drawRectangle();</text:span></text:p>
                <text:p><text:span text:style-name="T5">shapeMaker.drawSquare();</text:span><text:span text:style-name="T5"><text:tab/></text:span></text:p>
                <text:p><text:span text:style-name="T5"/></text:p>
                <text:p><text:span text:style-name="T7">7.Flyweight Pattern</text:span></text:p>
                <text:p><text:span text:style-name="T8">Flyweight pattern is primarily used to reduce the number of objects created and to decrease memory footprint and increase performance.</text:span></text:p>
                <text:p><text:span text:style-name="T8"/></text:p>
                <text:p><text:span text:style-name="T8">Example:</text:span></text:p>
                <text:p><text:span text:style-name="T8">for(int i=0; i &lt; 20; ++i) {</text:span></text:p>
                <text:p><text:span text:style-name="T8">Circle circle = (Circle)ShapeFactory.getCircle(getRandomColor());</text:span></text:p>
                <text:p><text:span text:style-name="T8">circle.setX(getRandomX());</text:span></text:p>
                <text:p><text:span text:style-name="T8">circle.setY(getRandomY());</text:span></text:p>
                <text:p><text:span text:style-name="T8">circle.setRadius(100);</text:span></text:p>
                <text:p><text:span text:style-name="T8">circle.draw();</text:span></text:p>
                <text:p><text:span text:style-name="T8">}</text:span></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Structu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8. Proxy Pattern</text:span></text:p>
                <text:p><text:span text:style-name="T5">In proxy pattern, we create object having original object to interface its functionality to outer world. It provides the protection to the original object from the outside world.</text:span></text:p>
                <text:p><text:span text:style-name="T5"/></text:p>
                <text:p><text:span text:style-name="T5">Example:</text:span></text:p>
                <text:p><text:span text:style-name="T5">Image image = new ProxyImage("test_10mb.jpg");</text:span></text:p>
                <text:p><text:span text:style-name="T5"/></text:p>
                <text:p><text:span text:style-name="T5">//image will be loaded from disk</text:span></text:p>
                <text:p><text:span text:style-name="T5">image.display(); </text:span></text:p>
                <text:p><text:span text:style-name="T5">System.out.println("");</text:span></text:p>
                <text:p><text:span text:style-name="T5"/></text:p>
                <text:p><text:span text:style-name="T5">//image will not be loaded from disk</text:span></text:p>
                <text:p><text:span text:style-name="T5">image.display(); </text:span></text:p>
                <text:p><text:span text:style-name="T5"/></text:p>
                <text:p><text:span text:style-name="T5">Example:</text:span></text:p>
                <text:p><text:span text:style-name="T5">OfficeInternetAccess access = new ProxyInternetAccess("Ashwani Rajput"); <text:s/></text:span></text:p>
                <text:p><text:span text:style-name="T5">access.grantInternetAccess();</text:span></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1. Chain of Responsibility</text:span></text:p>
                <text:p text:style-name="P4"><text:span text:style-name="T9">As the name suggests, the chain of responsibility pattern creates a chain of receiver objects for a request. </text:span></text:p>
                <text:p text:style-name="P4"><text:span text:style-name="T9">In this pattern, normally each receiver contains reference to another receiver. If one object cannot handle the request then it passes the same to the next receiver and so on.</text:span></text:p>
                <text:p text:style-name="P4"><text:span text:style-name="T9"/></text:p>
                <text:p text:style-name="P4"><text:span text:style-name="T9">Example:</text:span></text:p>
                <text:p text:style-name="P4"><text:span text:style-name="T9">AbstractLogger loggerChain = getChainOfLoggers();</text:span></text:p>
                <text:p text:style-name="P4"><text:span text:style-name="T9"/></text:p>
                <text:p text:style-name="P4"><text:span text:style-name="T9">loggerChain.logMessage(AbstractLogger.INFO, <text:s/>"This is an information.");</text:span></text:p>
                <text:p text:style-name="P4"><text:span text:style-name="T9"/></text:p>
                <text:p text:style-name="P4"><text:span text:style-name="T9">loggerChain.logMessage(AbstractLogger.DEBUG, <text:s/>"This is an debug level information.");</text:span></text:p>
                <text:p text:style-name="P4"><text:span text:style-name="T9"/></text:p>
                <text:p text:style-name="P4"><text:span text:style-name="T9">loggerChain.logMessage(AbstractLogger.ERROR, <text:s/>"This is an error information.");</text:span></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2. Command Pattern</text:span></text:p>
                <text:p text:style-name="P4"><text:span text:style-name="T9"><text:s/></text:span><text:span text:style-name="T9">A request is wrapped under an object as command and passed to invoker object. Invoker object looks for the appropriate object which can handle this command and passes the command to the corresponding object which executes the command.</text:span></text:p>
                <text:p text:style-name="P4"><text:span text:style-name="T9"/></text:p>
                <text:p text:style-name="P4"><text:span text:style-name="T9">Example:</text:span></text:p>
                <text:p text:style-name="P4"><text:span text:style-name="T9">Stock abcStock = new Stock();</text:span></text:p>
                <text:p text:style-name="P4"><text:span text:style-name="T9"/></text:p>
                <text:p text:style-name="P4"><text:span text:style-name="T9">BuyStockOrder buyStockOrder = new BuyStock(abcStock);</text:span></text:p>
                <text:p text:style-name="P4"><text:span text:style-name="T9">SellStockOrder sellStockOrder = new SellStock(abcStock);</text:span></text:p>
                <text:p text:style-name="P4"><text:span text:style-name="T9"/></text:p>
                <text:p text:style-name="P4"><text:span text:style-name="T9">Broker broker = new Broker();</text:span></text:p>
                <text:p text:style-name="P4"><text:span text:style-name="T9">broker.takeOrder(buyStockOrder);</text:span></text:p>
                <text:p text:style-name="P4"><text:span text:style-name="T9">broker.takeOrder(sellStockOrder);</text:span></text:p>
                <text:p text:style-name="P4"><text:span text:style-name="T9"/></text:p>
                <text:p text:style-name="P4"><text:span text:style-name="T9">broker.placeOrders();</text:span></text:p>
                <text:p text:style-name="P4"><text:span text:style-name="T9"/></text:p>
                <text:p text:style-name="P4"><text:span text:style-name="T9">Example:</text:span></text:p>
                <text:p text:style-name="P4"><text:span text:style-name="T9">Document doc = new Document(); <text:s/></text:span></text:p>
                <text:p text:style-name="P4"><text:span text:style-name="T9"><text:s text:c="10"/></text:span></text:p>
                <text:p text:style-name="P4"><text:span text:style-name="T9">ActionListenerCommand clickOpen = new ActionOpen(doc); <text:s/></text:span></text:p>
                <text:p text:style-name="P4"><text:span text:style-name="T9">ActionListenerCommand clickSave = new ActionSave(doc); <text:s/></text:span></text:p>
                <text:p text:style-name="P4"><text:span text:style-name="T9"><text:s text:c="10"/></text:span></text:p>
                <text:p text:style-name="P4"><text:span text:style-name="T9">MenuOptions menu = new MenuOptions(clickOpen, clickSave); <text:s/></text:span></text:p>
                <text:p text:style-name="P4"><text:span text:style-name="T9"><text:s text:c="10"/></text:span></text:p>
                <text:p text:style-name="P4"><text:span text:style-name="T9">menu.clickOpen(); <text:s/></text:span></text:p>
                <text:p text:style-name="P4"><text:span text:style-name="T9">menu.clickSave(); <text:s/></text:span></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3. Interpreter pattern</text:span></text:p>
                <text:p text:style-name="P4"><text:span text:style-name="T9">Interpreter pattern provides a way to evaluate language grammar or expression.</text:span></text:p>
                <text:p text:style-name="P4"><text:span text:style-name="T9"/></text:p>
                <text:p text:style-name="P4"><text:span text:style-name="T9">Example:</text:span></text:p>
                <text:p text:style-name="P4"><text:span text:style-name="T9">Expression isMale = getMaleExpression();</text:span></text:p>
                <text:p text:style-name="P4"><text:span text:style-name="T9">Expression isMarriedWoman = getMarriedWomanExpression();</text:span></text:p>
                <text:p text:style-name="P4"><text:span text:style-name="T9"/></text:p>
                <text:p text:style-name="P4"><text:span text:style-name="T9">System.out.println("John is male? " + isMale.interpret("John"));</text:span></text:p>
                <text:p text:style-name="P4"><text:span text:style-name="T9">System.out.println("Julie is a married women? " + isMarriedWoman.interpret("Married Julie")); </text:span></text:p>
                <text:p text:style-name="P4"><text:span text:style-name="T9"/></text:p>
              </text:list-header>
            </text:list>
            <text:list text:style-name="L3">
              <text:list-header>
                <text:p text:style-name="P4"><text:span text:style-name="T9">Example:</text:span></text:p>
                <text:p text:style-name="P4"><text:span text:style-name="T9">String infix = "a+b*c"; <text:s text:c="7"/></text:span></text:p>
                <text:p text:style-name="P4"><text:span text:style-name="T9">InfixToPostfixPattern ip=new InfixToPostfixPattern(); <text:s text:c="13"/></text:span></text:p>
                <text:p text:style-name="P4"><text:span text:style-name="T9">String postfix = ip.conversion(infix); <text:s/></text:span></text:p>
                <text:p text:style-name="P4"><text:span text:style-name="T9">System.out.println("Infix: <text:s text:c="2"/>" + infix); <text:s/></text:span></text:p>
                <text:p text:style-name="P4"><text:span text:style-name="T9">System.out.println("Postfix: " + postfix); </text:span></text:p>
                <text:p text:style-name="P4"><text:span text:style-name="T9"/></text:p>
              </text:list-header>
            </text:list>
            <text:list text:style-name="L2">
              <text:list-header>
                <text:p text:style-name="P4"><text:span text:style-name="T9"/></text:p>
              </text:list-header>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4. Iterator Pattern </text:span></text:p>
                <text:p text:style-name="P4"><text:span text:style-name="T9">This pattern is used to get a way to access the elements of a collection object in sequential manner without any need to know its underlying representation.</text:span></text:p>
                <text:p text:style-name="P4"><text:span text:style-name="T9"/></text:p>
                <text:p text:style-name="P4"><text:span text:style-name="T9">Example:</text:span></text:p>
                <text:p text:style-name="P4"><text:span text:style-name="T9">NameRepository namesRepository = new NameRepository();</text:span></text:p>
                <text:p text:style-name="P4"><text:span text:style-name="T9"/></text:p>
                <text:p text:style-name="P4"><text:span text:style-name="T9">for(Iterator iter = namesRepository.getIterator(); iter.hasNext();)</text:span></text:p>
                <text:p text:style-name="P4"><text:span text:style-name="T9">{</text:span></text:p>
                <text:list>
                  <text:list-header>
                    <text:p><text:span text:style-name="T8">String name = (String)iter.next();</text:span></text:p>
                    <text:p><text:span text:style-name="T8">System.out.println("Name : " + name);</text:span></text:p>
                  </text:list-header>
                </text:list>
                <text:p text:style-name="P4"><text:span text:style-name="T9">} </text:span></text:p>
                <text:p text:style-name="P4"><text:span text:style-name="T9"><text:s/></text:span></text:p>
                <text:p text:style-name="P4"><text:span text:style-name="T9"/></text:p>
                <text:p text:style-name="P4"><text:span text:style-name="T9"/></text:p>
                <text:p text:style-name="P4"><text:span text:style-name="T9"/></text:p>
                <text:p text:style-name="P4"><text:span text:style-name="T9"/></text:p>
                <text:p text:style-name="P4"><text:span text:style-name="T9"><text:tab/></text:span></text:p>
                <text:p text:style-name="P4"><text:span text:style-name="T9"/></text:p>
                <text:p text:style-name="P4"><text:span text:style-name="T9"/></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5. Mediator Pattern </text:span></text:p>
                <text:p text:style-name="P4"><text:span text:style-name="T9">Mediator pattern is used to reduce communication complexity between multiple objects or classes. This pattern provides a mediator class which normally handles all the communications between different classes and supports easy maintenance of the code by loose coupling.</text:span></text:p>
                <text:p text:style-name="P4"><text:span text:style-name="T9"/></text:p>
                <text:p text:style-name="P4"><text:span text:style-name="T9">Example:</text:span></text:p>
                <text:p text:style-name="P4"><text:span text:style-name="T9">ApnaChatRoom chat = new ApnaChatRoomImpl(); <text:s/></text:span></text:p>
                <text:p text:style-name="P4"><text:span text:style-name="T9"><text:s text:c="2"/></text:span></text:p>
                <text:p text:style-name="P4"><text:span text:style-name="T9">User1 u1=new User1(chat); <text:s/></text:span></text:p>
                <text:p text:style-name="P4"><text:span text:style-name="T9">u1.setname("Ashwani Rajput"); <text:s/></text:span></text:p>
                <text:p text:style-name="P4"><text:span text:style-name="T9">u1.sendMsg("Hi Ashwani! how are you?"); <text:s/></text:span></text:p>
                <text:p text:style-name="P4"><text:span text:style-name="T9"><text:s text:c="8"/></text:span></text:p>
                <text:p text:style-name="P4"><text:span text:style-name="T9"><text:s text:c="16"/></text:span></text:p>
                <text:p text:style-name="P4"><text:span text:style-name="T9">User2 u2=new User2(chat); <text:s/></text:span></text:p>
                <text:p text:style-name="P4"><text:span text:style-name="T9">u2.setname("Soono Jaiswal"); <text:s/></text:span></text:p>
                <text:p text:style-name="P4"><text:span text:style-name="T9">u2.sendMsg("I am Fine ! You tell?"); <text:s/></text:span></text:p>
                <text:p text:style-name="P4"><text:span text:style-name="T9"><text:s/></text:span></text:p>
                <text:p text:style-name="P4"><text:span text:style-name="T9"/></text:p>
                <text:p text:style-name="P4"><text:span text:style-name="T9"/></text:p>
                <text:p text:style-name="P4"><text:span text:style-name="T9"/></text:p>
                <text:p text:style-name="P4"><text:span text:style-name="T9"/></text:p>
                <text:p text:style-name="P4"><text:span text:style-name="T9"><text:tab/></text:span></text:p>
                <text:p text:style-name="P4"><text:span text:style-name="T9"/></text:p>
                <text:p text:style-name="P4"><text:span text:style-name="T9"/></text:p>
              </text:list-header>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6. Memento Pattern </text:span></text:p>
                <text:p text:style-name="P4"><text:span text:style-name="T9">Memento pattern is used to restore state of an object to a previous state. Memento pattern falls under behavioral pattern category.</text:span></text:p>
                <text:p text:style-name="P4"><text:span text:style-name="T9"/></text:p>
                <text:p text:style-name="P4"><text:span text:style-name="T9">Example:</text:span></text:p>
                <text:p text:style-name="P4"><text:span text:style-name="T9">Originator originator = new Originator();</text:span></text:p>
                <text:p text:style-name="P4"><text:span text:style-name="T9">CareTaker careTaker = new CareTaker();</text:span></text:p>
                <text:p text:style-name="P4"><text:span text:style-name="T9"/></text:p>
                <text:p text:style-name="P4"><text:span text:style-name="T9">originator.setState("State #1");</text:span></text:p>
                <text:p text:style-name="P4"><text:span text:style-name="T9">originator.setState("State #2");</text:span></text:p>
                <text:p text:style-name="P4"><text:span text:style-name="T9">careTaker.add(originator.saveStateToMemento());</text:span></text:p>
                <text:p text:style-name="P4"><text:span text:style-name="T9"/></text:p>
                <text:p text:style-name="P4"><text:span text:style-name="T9">originator.setState("State #3");</text:span></text:p>
                <text:p text:style-name="P4"><text:span text:style-name="T9">careTaker.add(originator.saveStateToMemento());</text:span></text:p>
                <text:p text:style-name="P4"><text:span text:style-name="T9"/></text:p>
                <text:p text:style-name="P4"><text:span text:style-name="T9">originator.setState("State #4");</text:span></text:p>
                <text:p text:style-name="P4"><text:span text:style-name="T9">System.out.println("Current State: " + originator.getState());</text:span><text:span text:style-name="T9"><text:tab/></text:span><text:span text:style-name="T9"><text:tab/></text:span></text:p>
                <text:p text:style-name="P4"><text:span text:style-name="T9"/></text:p>
                <text:p text:style-name="P4"><text:span text:style-name="T9">originator.getStateFromMemento(careTaker.get(0));</text:span></text:p>
                <text:p text:style-name="P4"><text:span text:style-name="T9">System.out.println("First saved State: " + originator.getState());</text:span></text:p>
                <text:p text:style-name="P4"><text:span text:style-name="T9">originator.getStateFromMemento(careTaker.get(1));</text:span></text:p>
                <text:p text:style-name="P4"><text:span text:style-name="T9">System.out.println("Second saved State: " + originator.getState());</text:span></text:p>
                <text:p text:style-name="P4"><text:span text:style-name="T9"><text:s/></text:span><text:span text:style-name="T9"><text:tab/></text:span></text:p>
                <text:p text:style-name="P4"><text:span text:style-name="T9"/></text:p>
                <text:p text:style-name="P4"><text:span text:style-name="T9"/></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7. Observer Pattern</text:span></text:p>
                <text:p text:style-name="P4"><text:span text:style-name="T9">Observer pattern is used when there is one-to-many relationship between objects such as if one object is modified, its depenedent objects are to be notified automatically. Observer pattern falls under behavioral pattern category.</text:span></text:p>
                <text:p text:style-name="P4"><text:span text:style-name="T9"/></text:p>
                <text:p text:style-name="P4"><text:span text:style-name="T9">Example:</text:span></text:p>
                <text:p text:style-name="P4"><text:span text:style-name="T9">Subject subject = new Subject();</text:span></text:p>
                <text:p text:style-name="P4"><text:span text:style-name="T9"/></text:p>
                <text:p text:style-name="P4"><text:span text:style-name="T9">new HexaObserver(subject);</text:span></text:p>
                <text:p text:style-name="P4"><text:span text:style-name="T9">new OctalObserver(subject);</text:span></text:p>
                <text:p text:style-name="P4"><text:span text:style-name="T9">new BinaryObserver(subject);</text:span></text:p>
                <text:p text:style-name="P4"><text:span text:style-name="T9"/></text:p>
                <text:p text:style-name="P4"><text:span text:style-name="T9">System.out.println("First state change: 15");</text:span><text:span text:style-name="T9"><text:tab/></text:span></text:p>
                <text:p text:style-name="P4"><text:span text:style-name="T9">subject.setState(15); <text:s/>// calls to subject.notifyAllObservers() internally</text:span></text:p>
                <text:p text:style-name="P4"><text:span text:style-name="T9">System.out.println("Second state change: 10");</text:span><text:span text:style-name="T9"><text:tab/></text:span></text:p>
                <text:p text:style-name="P4"><text:span text:style-name="T9">subject.setState(10);</text:span></text:p>
                <text:p text:style-name="P4"><text:span text:style-name="T9"><text:s/></text:span></text:p>
                <text:p text:style-name="P4"><text:span text:style-name="T9"><text:s/></text:span></text:p>
                <text:p text:style-name="P4"><text:span text:style-name="T9"><text:s/></text:span></text:p>
                <text:p text:style-name="P4"><text:span text:style-name="T9"/></text:p>
                <text:p text:style-name="P4"><text:span text:style-name="T9"/></text:p>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8. State Pattern</text:span></text:p>
                <text:p text:style-name="P4"><text:span text:style-name="T9">In State pattern a class behavior changes based on its state. </text:span></text:p>
                <text:p text:style-name="P4"><text:span text:style-name="T9">In State pattern, we create objects which represent various states and a context object whose behavior varies as its state object changes.</text:span></text:p>
                <text:p text:style-name="P4"><text:span text:style-name="T9"/></text:p>
                <text:p text:style-name="P4"><text:span text:style-name="T9">Example:</text:span></text:p>
                <text:p text:style-name="P4"><text:span text:style-name="T9">Context context = new Context();</text:span></text:p>
                <text:p text:style-name="P4"><text:span text:style-name="T9"/></text:p>
                <text:p text:style-name="P4"><text:span text:style-name="T9">StartState startState = new StartState();</text:span></text:p>
                <text:p text:style-name="P4"><text:span text:style-name="T9">startState.doAction(context); //calls to context.setState(this);</text:span><text:span text:style-name="T9"><text:tab/></text:span></text:p>
                <text:p text:style-name="P4"><text:span text:style-name="T9"/></text:p>
                <text:p text:style-name="P4"><text:span text:style-name="T9">System.out.println(context.getState().toString());</text:span></text:p>
                <text:p text:style-name="P4"><text:span text:style-name="T9"/></text:p>
                <text:p text:style-name="P4"><text:span text:style-name="T9">StopState stopState = new StopState();</text:span></text:p>
                <text:p text:style-name="P4"><text:span text:style-name="T9">stopState.doAction(context);</text:span></text:p>
                <text:p text:style-name="P4"><text:span text:style-name="T9"/></text:p>
                <text:p text:style-name="P4"><text:span text:style-name="T9">System.out.println(context.getState().toString());</text:span></text:p>
                <text:p text:style-name="P4"><text:span text:style-name="T9"><text:s/></text:span></text:p>
                <text:p text:style-name="P4"><text:span text:style-name="T9"><text:s/></text:span></text:p>
                <text:p text:style-name="P4"><text:span text:style-name="T9"><text:s/></text:span></text:p>
                <text:p text:style-name="P4"><text:span text:style-name="T9"/></text:p>
                <text:p text:style-name="P4"><text:span text:style-name="T9"/></text:p>
              </text:list-header>
            </text:list>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9. Null Object Pattern</text:span></text:p>
                <text:p text:style-name="P4"><text:span text:style-name="T9">In Null Object pattern, a null object replaces check of NULL object instance. Instead of putting if check for a null value, Null Object reflects a do nothing relationship. Such Null object can also be used to provide default behaviour in case data is not available.</text:span></text:p>
                <text:p text:style-name="P4"><text:span text:style-name="T9"/></text:p>
                <text:p text:style-name="P4"><text:span text:style-name="T9">Example:</text:span></text:p>
                <text:p text:style-name="P4"><text:span text:style-name="T9">public static final String[] names = {"Rob", "Joe", "Julie"};</text:span></text:p>
                <text:p text:style-name="P4"><text:span text:style-name="T9">public static AbstractCustomer getCustomer(String name);</text:span></text:p>
                <text:p text:style-name="P4"><text:span text:style-name="T9"><text:s text:c="5"/></text:span><text:span text:style-name="T9">for (int i = 0; i &lt; names.length; i++) {</text:span></text:p>
                <text:p text:style-name="P4"><text:span text:style-name="T9"><text:s text:c="8"/></text:span><text:span text:style-name="T9">if (names[i].equalsIgnoreCase(name))</text:span></text:p>
                <text:p text:style-name="P4"><text:span text:style-name="T9"><text:s text:c="11"/></text:span><text:span text:style-name="T9">return new RealCustomer(name);</text:span></text:p>
                <text:p text:style-name="P4"><text:span text:style-name="T9"><text:s text:c="5"/></text:span><text:span text:style-name="T9">}</text:span></text:p>
                <text:p text:style-name="P4"><text:span text:style-name="T9"><text:s text:c="5"/></text:span><text:span text:style-name="T9">return new NullCustomer();</text:span></text:p>
                <text:p text:style-name="P4"><text:span text:style-name="T9"><text:s/></text:span><text:span text:style-name="T9">}</text:span></text:p>
                <text:p text:style-name="P4"><text:span text:style-name="T9"/></text:p>
                <text:p text:style-name="P4"><text:span text:style-name="T9">AbstractCustomer customer1 = CustomerFactory.getCustomer("Rob");</text:span></text:p>
                <text:p text:style-name="P4"><text:span text:style-name="T9">AbstractCustomer customer2 = CustomerFactory.getCustomer("Bob");</text:span></text:p>
                <text:p text:style-name="P4"><text:span text:style-name="T9">AbstractCustomer customer3 = CustomerFactory.getCustomer("Julie");</text:span></text:p>
                <text:p text:style-name="P4"><text:span text:style-name="T9">AbstractCustomer customer4 = CustomerFactory.getCustomer("Laura");</text:span></text:p>
                <text:p text:style-name="P4"><text:span text:style-name="T9"/></text:p>
                <text:p text:style-name="P4"><text:span text:style-name="T9">System.out.println("Customers");</text:span></text:p>
                <text:p text:style-name="P4"><text:span text:style-name="T9">System.out.println(customer1.getName());</text:span></text:p>
                <text:p text:style-name="P4"><text:span text:style-name="T9">System.out.println(customer2.getName());</text:span></text:p>
                <text:p text:style-name="P4"><text:span text:style-name="T9">System.out.println(customer3.getName());</text:span></text:p>
                <text:p text:style-name="P4"><text:span text:style-name="T9">System.out.println(customer4.getName());</text:span></text:p>
              </text:list-header>
            </text:list>
          </draw:text-box>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10. Strategy Pattern</text:span></text:p>
                <text:p text:style-name="P4"><text:span text:style-name="T9">In Strategy pattern, a class behavior or its algorithm can be changed at run time.</text:span></text:p>
                <text:p text:style-name="P4"><text:span text:style-name="T9"/></text:p>
                <text:p text:style-name="P4"><text:span text:style-name="T9">Example:</text:span></text:p>
                <text:p text:style-name="P4"><text:span text:style-name="T9">Context context = new Context(new OperationAdd());</text:span><text:span text:style-name="T9"><text:tab/></text:span><text:span text:style-name="T9"><text:tab/></text:span></text:p>
                <text:p text:style-name="P4"><text:span text:style-name="T9">System.out.println("10 + 5 = " + context.executeStrategy(10, 5));</text:span></text:p>
                <text:p text:style-name="P4"><text:span text:style-name="T9"/></text:p>
                <text:p text:style-name="P4"><text:span text:style-name="T9">context = new Context(new OperationSubstract());</text:span><text:span text:style-name="T9"><text:tab/></text:span><text:span text:style-name="T9"><text:tab/></text:span></text:p>
                <text:p text:style-name="P4"><text:span text:style-name="T9">System.out.println("10 - 5 = " + context.executeStrategy(10, 5));</text:span></text:p>
                <text:p text:style-name="P4"><text:span text:style-name="T9"/></text:p>
                <text:p text:style-name="P4"><text:span text:style-name="T9">context = new Context(new OperationMultiply());</text:span><text:span text:style-name="T9"><text:tab/></text:span><text:span text:style-name="T9"><text:tab/></text:span></text:p>
                <text:p text:style-name="P4"><text:span text:style-name="T9">System.out.println("10 * 5 = " + context.executeStrategy(10, 5));</text:span></text:p>
                <text:p text:style-name="P4"><text:span text:style-name="T9"/></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11. Template Pattern</text:span></text:p>
                <text:p text:style-name="P4"><text:span text:style-name="T9">In Template pattern, an abstract class exposes defined way(s)/template(s) to execute its methods. Its subclasses can override the method implementation as per need but the invocation is to be in the same way as defined by an abstract class.</text:span></text:p>
                <text:p text:style-name="P4"><text:span text:style-name="T9"/></text:p>
                <text:p text:style-name="P4"><text:span text:style-name="T9">Example:</text:span></text:p>
                <text:p text:style-name="P4"><text:span text:style-name="T9">public abstract class Game {</text:span></text:p>
                <text:p text:style-name="P4"><text:span text:style-name="T9"><text:s text:c="3"/></text:span><text:span text:style-name="T9">abstract void initialize();</text:span></text:p>
                <text:p text:style-name="P4"><text:span text:style-name="T9"><text:s text:c="3"/></text:span><text:span text:style-name="T9">abstract void startPlay();</text:span></text:p>
                <text:p text:style-name="P4"><text:span text:style-name="T9"><text:s text:c="3"/></text:span><text:span text:style-name="T9">abstract void endPlay();</text:span></text:p>
                <text:p text:style-name="P4"><text:span text:style-name="T9"/></text:p>
                <text:p text:style-name="P4"><text:span text:style-name="T9"><text:s text:c="3"/></text:span><text:span text:style-name="T9">//template method</text:span></text:p>
                <text:p text:style-name="P4"><text:span text:style-name="T9"><text:s text:c="3"/></text:span><text:span text:style-name="T9">public final void play(){</text:span></text:p>
                <text:p text:style-name="P4"><text:span text:style-name="T9"><text:s text:c="6"/></text:span><text:span text:style-name="T9">initialize();</text:span></text:p>
                <text:p text:style-name="P4"><text:span text:style-name="T9"><text:s text:c="6"/></text:span><text:span text:style-name="T9">startPlay();</text:span></text:p>
                <text:p text:style-name="P4"><text:span text:style-name="T9"><text:s text:c="6"/></text:span><text:span text:style-name="T9">endPlay();</text:span></text:p>
                <text:p text:style-name="P4"><text:span text:style-name="T9"><text:s text:c="3"/></text:span><text:span text:style-name="T9">}</text:span></text:p>
                <text:p text:style-name="P4"><text:span text:style-name="T9">}</text:span></text:p>
                <text:p text:style-name="P4"><text:span text:style-name="T9"/></text:p>
                <text:p text:style-name="P4"><text:span text:style-name="T9">Game game = new Cricket();</text:span></text:p>
                <text:p text:style-name="P4"><text:span text:style-name="T9">game.play(); <text:s text:c="2"/>//calls to initialize(), StartPlay(), endPlay();</text:span></text:p>
                <text:p text:style-name="P4"><text:span text:style-name="T9"/></text:p>
                <text:p text:style-name="P4"><text:span text:style-name="T9">game = new Football();</text:span></text:p>
                <text:p text:style-name="P4"><text:span text:style-name="T9">game.play();</text:span></text:p>
              </text:list-header>
            </text:list>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Behavio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12. Visitor Pattern</text:span></text:p>
                <text:p text:style-name="P4"><text:span text:style-name="T9">In Visitor pattern, we use a visitor class which changes the executing algorithm of an element class. By this way, execution algorithm of element can vary as and when visitor varies. As per the pattern, element object has to accept the visitor object so that visitor object handles the operation on the element object.</text:span></text:p>
                <text:p text:style-name="P4"><text:span text:style-name="T9"/></text:p>
                <text:p text:style-name="P4"><text:span text:style-name="T9">Example:</text:span></text:p>
                <text:p text:style-name="P4"><text:span text:style-name="T9">ComputerPart computer = new Computer();</text:span></text:p>
                <text:p text:style-name="P4"><text:span text:style-name="T9">computer.accept(new ComputerPartDisplayVisitor());</text:span></text:p>
                <text:p text:style-name="P4"><text:span text:style-name="T9"/></text:p>
              </text:list-header>
            </text:list>
            <text:list text:style-name="L3">
              <text:list-header>
                <text:p text:style-name="P4"><text:span text:style-name="T9">ComputerPart mouse = new Mouse();</text:span></text:p>
                <text:p text:style-name="P4"><text:span text:style-name="T9">mouse.accept(new ComputerPartDisplayVisitor());</text:span></text:p>
              </text:list-header>
            </text:list>
            <text:list text:style-name="L2">
              <text:list-header>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p>
              </text:list-header>
            </text:list>
          </draw:text-box>
        </draw:frame>
        <presentation:notes draw:style-name="dp2">
          <draw:page-thumbnail draw:style-name="gr1"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4" draw:text-style-name="P3" draw:layer="layout" svg:width="25.199cm" svg:height="2.363cm" svg:x="1.4cm" svg:y="0.837cm" presentation:class="title" presentation:user-transformed="true">
          <draw:text-box>
            <text:p><text:span text:style-name="T2">Architectural Design Patterns</text:span></text:p>
          </draw:text-box>
        </draw:frame>
        <draw:frame presentation:style-name="pr5" draw:layer="layout" svg:width="25.199cm" svg:height="15.8cm" svg:x="1.4cm" svg:y="3.9cm" presentation:class="outline" presentation:user-transformed="true">
          <draw:text-box>
            <text:list text:style-name="L2">
              <text:list-header>
                <text:p text:style-name="P4"><text:span text:style-name="T3">1. MVC Design Pattern</text:span></text:p>
                <text:p text:style-name="P4"><text:span text:style-name="T9">MVC Pattern stands for Model-View-Controller Pattern. This pattern is used to separate application's concerns.</text:span></text:p>
                <text:p text:style-name="P4"><text:span text:style-name="T9"/></text:p>
                <text:p text:style-name="P4"><text:span text:style-name="T9">Model - Model represents an object or JAVA POJO carrying data. It can also have logic to update controller if its data changes.</text:span></text:p>
                <text:p text:style-name="P4"><text:span text:style-name="T9">View - View represents the visualization of the data that model contains.</text:span></text:p>
                <text:p text:style-name="P4"><text:span text:style-name="T9">Controller - Controller acts on both model and view. It controls the data flow into model object and updates the view whenever data changes. It keeps view and model separate.</text:span></text:p>
                <text:p text:style-name="P4"><text:span text:style-name="T9"/></text:p>
                <text:p text:style-name="P4"><text:span text:style-name="T9">Example:</text:span></text:p>
                <text:p text:style-name="P4"><text:span text:style-name="T9">Student model <text:s/>= retriveStudentFromDatabase();</text:span></text:p>
                <text:p text:style-name="P4"><text:span text:style-name="T9"/></text:p>
                <text:p text:style-name="P4"><text:span text:style-name="T9">//Create a view : to write student details on console</text:span></text:p>
                <text:p text:style-name="P4"><text:span text:style-name="T9">StudentView view = new StudentView();</text:span></text:p>
                <text:p text:style-name="P4"><text:span text:style-name="T9"/></text:p>
                <text:p text:style-name="P4"><text:span text:style-name="T9">StudentController controller = new StudentController(model, view);</text:span></text:p>
                <text:p text:style-name="P4"><text:span text:style-name="T9">controller.updateView();</text:span></text:p>
                <text:p text:style-name="P4"><text:span text:style-name="T9"/></text:p>
                <text:p text:style-name="P4"><text:span text:style-name="T9">//update model data</text:span></text:p>
                <text:p text:style-name="P4"><text:span text:style-name="T9">controller.setStudentName("John");</text:span></text:p>
                <text:p text:style-name="P4"><text:span text:style-name="T9">controller.updateView(); </text:span></text:p>
                <text:p text:style-name="P4"><text:span text:style-name="T9"/></text:p>
              </text:list-header>
            </text:list>
          </draw:text-box>
        </draw:frame>
        <presentation:notes draw:style-name="dp2">
          <draw:page-thumbnail draw:style-name="gr1" draw:layer="layout" svg:width="14.848cm" svg:height="11.136cm" svg:x="3.075cm" svg:y="2.257cm" draw:page-number="2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6T11:40:07.068423850</meta:creation-date>
    <dc:date>2019-09-11T11:22:43.707265314</dc:date>
    <meta:editing-duration>PT8H30M25S</meta:editing-duration>
    <meta:editing-cycles>238</meta:editing-cycles>
    <meta:generator>LibreOffice/5.1.6.2$Linux_X86_64 LibreOffice_project/10m0$Build-2</meta:generator>
    <meta:document-statistic meta:object-count="117"/>
  </office:meta>
</office:document-meta>
</file>